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bfcb" officeooo:paragraph-rsid="0014bfc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6d3397" officeooo:paragraph-rsid="006d3397" style:font-weight-asian="bold" style:font-weight-complex="bold"/>
    </style:style>
    <style:style style:name="P3" style:family="paragraph" style:parent-style-name="Standard">
      <style:text-properties fo:font-weight="bold" officeooo:rsid="006f2de6" officeooo:paragraph-rsid="006f2de6" style:font-weight-asian="bold" style:font-weight-complex="bold"/>
    </style:style>
    <style:style style:name="P4" style:family="paragraph" style:parent-style-name="Standard">
      <style:text-properties fo:font-weight="bold" officeooo:rsid="00773e0d" officeooo:paragraph-rsid="00773e0d" style:font-weight-asian="bold" style:font-weight-complex="bold"/>
    </style:style>
    <style:style style:name="P5" style:family="paragraph" style:parent-style-name="Standard">
      <style:text-properties fo:font-weight="bold" officeooo:rsid="00773e0d" officeooo:paragraph-rsid="008630fd" style:font-weight-asian="bold" style:font-weight-complex="bold"/>
    </style:style>
    <style:style style:name="P6" style:family="paragraph" style:parent-style-name="Standard">
      <style:text-properties fo:font-weight="normal" officeooo:rsid="006f2de6" officeooo:paragraph-rsid="006f2de6" style:font-weight-asian="normal" style:font-weight-complex="normal"/>
    </style:style>
    <style:style style:name="P7" style:family="paragraph" style:parent-style-name="Standard">
      <style:text-properties fo:font-weight="normal" officeooo:rsid="0070e489" officeooo:paragraph-rsid="0070e489" style:font-weight-asian="normal" style:font-weight-complex="normal"/>
    </style:style>
    <style:style style:name="P8" style:family="paragraph" style:parent-style-name="Standard">
      <style:text-properties fo:font-weight="normal" officeooo:rsid="00721323" officeooo:paragraph-rsid="00721323" style:font-weight-asian="normal" style:font-weight-complex="normal"/>
    </style:style>
    <style:style style:name="P9" style:family="paragraph" style:parent-style-name="Standard">
      <style:text-properties fo:font-weight="normal" officeooo:rsid="00773e0d" officeooo:paragraph-rsid="00773e0d" style:font-weight-asian="normal" style:font-weight-complex="normal"/>
    </style:style>
    <style:style style:name="P10" style:family="paragraph" style:parent-style-name="Standard">
      <style:text-properties fo:font-weight="normal" officeooo:rsid="007a64eb" officeooo:paragraph-rsid="007a64eb" style:font-weight-asian="normal" style:font-weight-complex="normal"/>
    </style:style>
    <style:style style:name="P11" style:family="paragraph" style:parent-style-name="Standard">
      <style:text-properties fo:font-weight="normal" officeooo:rsid="00810077" officeooo:paragraph-rsid="00810077" style:font-weight-asian="normal" style:font-weight-complex="normal"/>
    </style:style>
    <style:style style:name="P12" style:family="paragraph" style:parent-style-name="Standard">
      <style:text-properties fo:font-weight="normal" officeooo:rsid="0084c5c4" officeooo:paragraph-rsid="0084c5c4" style:font-weight-asian="normal" style:font-weight-complex="normal"/>
    </style:style>
    <style:style style:name="P13" style:family="paragraph" style:parent-style-name="Standard">
      <style:text-properties fo:font-weight="normal" officeooo:rsid="0084c5c4" officeooo:paragraph-rsid="0089f4c1" style:font-weight-asian="normal" style:font-weight-complex="normal"/>
    </style:style>
    <style:style style:name="P14" style:family="paragraph" style:parent-style-name="Standard">
      <style:text-properties fo:font-weight="normal" officeooo:rsid="008630fd" officeooo:paragraph-rsid="008630f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6d3397" officeooo:paragraph-rsid="006d3397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paragraph-rsid="007b59be"/>
    </style:style>
    <style:style style:name="P17" style:family="paragraph" style:parent-style-name="Standard">
      <style:text-properties officeooo:paragraph-rsid="007daa34"/>
    </style:style>
    <style:style style:name="P18" style:family="paragraph" style:parent-style-name="Standard">
      <style:text-properties officeooo:rsid="00810077" officeooo:paragraph-rsid="00810077"/>
    </style:style>
    <style:style style:name="P19" style:family="paragraph" style:parent-style-name="Standard">
      <style:text-properties officeooo:paragraph-rsid="0088f881"/>
    </style:style>
    <style:style style:name="P20" style:family="paragraph" style:parent-style-name="Standard">
      <style:text-properties officeooo:rsid="0089f4c1" officeooo:paragraph-rsid="0089f4c1"/>
    </style:style>
    <style:style style:name="P21" style:family="paragraph" style:parent-style-name="Standard">
      <style:text-properties officeooo:rsid="0090660a" officeooo:paragraph-rsid="0090660a"/>
    </style:style>
    <style:style style:name="P22" style:family="paragraph" style:parent-style-name="Standard">
      <style:text-properties officeooo:rsid="00914f4e" officeooo:paragraph-rsid="00914f4e"/>
    </style:style>
    <style:style style:name="P23" style:family="paragraph" style:parent-style-name="Standard">
      <style:text-properties officeooo:rsid="0096c666" officeooo:paragraph-rsid="0096c666"/>
    </style:style>
    <style:style style:name="P24" style:family="paragraph" style:parent-style-name="Standard">
      <style:text-properties officeooo:paragraph-rsid="009746f7"/>
    </style:style>
    <style:style style:name="P25" style:family="paragraph" style:parent-style-name="Standard">
      <style:text-properties officeooo:rsid="0098c389" officeooo:paragraph-rsid="0098c389"/>
    </style:style>
    <style:style style:name="P26" style:family="paragraph" style:parent-style-name="Preformatted_20_Text">
      <style:text-properties officeooo:rsid="0089f4c1" officeooo:paragraph-rsid="0089f4c1"/>
    </style:style>
    <style:style style:name="T1" style:family="text">
      <style:text-properties officeooo:rsid="0070e48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721323"/>
    </style:style>
    <style:style style:name="T4" style:family="text">
      <style:text-properties officeooo:rsid="0073f698"/>
    </style:style>
    <style:style style:name="T5" style:family="text">
      <style:text-properties officeooo:rsid="0077e532"/>
    </style:style>
    <style:style style:name="T6" style:family="text">
      <style:text-properties officeooo:rsid="0078e5cf"/>
    </style:style>
    <style:style style:name="T7" style:family="text">
      <style:text-properties officeooo:rsid="007c0a4d"/>
    </style:style>
    <style:style style:name="T8" style:family="text">
      <style:text-properties fo:font-weight="normal" officeooo:rsid="007b59be" style:font-weight-asian="normal" style:font-weight-complex="normal"/>
    </style:style>
    <style:style style:name="T9" style:family="text">
      <style:text-properties fo:font-weight="normal" officeooo:rsid="007daa34" style:font-weight-asian="normal" style:font-weight-complex="normal"/>
    </style:style>
    <style:style style:name="T10" style:family="text">
      <style:text-properties fo:font-weight="normal" officeooo:rsid="0088f881" style:font-weight-asian="normal" style:font-weight-complex="normal"/>
    </style:style>
    <style:style style:name="T11" style:family="text">
      <style:text-properties officeooo:rsid="008260fe"/>
    </style:style>
    <style:style style:name="T12" style:family="text">
      <style:text-properties officeooo:rsid="0085718a"/>
    </style:style>
    <style:style style:name="T13" style:family="text">
      <style:text-properties officeooo:rsid="0085a20d"/>
    </style:style>
    <style:style style:name="T14" style:family="text">
      <style:text-properties officeooo:rsid="008630fd"/>
    </style:style>
    <style:style style:name="T15" style:family="text">
      <style:text-properties officeooo:rsid="008a991f"/>
    </style:style>
    <style:style style:name="T16" style:family="text">
      <style:text-properties officeooo:rsid="008fc3ac"/>
    </style:style>
    <style:style style:name="T17" style:family="text">
      <style:text-properties officeooo:rsid="00903ff1"/>
    </style:style>
    <style:style style:name="T18" style:family="text">
      <style:text-properties officeooo:rsid="00934dc2"/>
    </style:style>
    <style:style style:name="T19" style:family="text">
      <style:text-properties officeooo:rsid="0094d6be"/>
    </style:style>
    <style:style style:name="T20" style:family="text">
      <style:text-properties officeooo:rsid="009746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ocumentation</text:p>
      <text:p text:style-name="P2">play-with-coral</text:p>
      <text:p text:style-name="P1"/>
      <text:p text:style-name="P3">0. Tools</text:p>
      <text:p text:style-name="P6">0.1. Hardware</text:p>
      <text:p text:style-name="P6"><text:span text:style-name="T1">+ </text:span>RasberryPi 4 Model B <text:span text:style-name="T11">(RPi)</text:span></text:p>
      <text:p text:style-name="P6"><text:span text:style-name="T1">+ </text:span>microSD Card 15 GB</text:p>
      <text:p text:style-name="P6"><text:span text:style-name="T1">+ </text:span>Google Edge TPU USB Accelerator. <text:span text:style-name="T6">Datasheet: </text:span><text:a xlink:type="simple" xlink:href="https://coral.ai/docs/accelerator/datasheet/" text:style-name="Internet_20_link" text:visited-style-name="Visited_20_Internet_20_Link"><text:span text:style-name="T6">https://coral.ai/docs/accelerator/datasheet/</text:span></text:a><text:span text:style-name="T6"> </text:span></text:p>
      <text:p text:style-name="P6"><text:span text:style-name="T1">+ </text:span>5M USB Retractable Clip 120 Degrees WebCam Web Wide-angle Camera Laptop U7 Mini <text:span text:style-name="T2">or</text:span> Raspi Camera</text:p>
      <text:p text:style-name="P6"/>
      <text:p text:style-name="P7">0.2. <text:span text:style-name="T3">Tested </text:span>Software</text:p>
      <text:p text:style-name="P7">+ OS Raspbian <text:span text:style-name="T4">10 (Buster), install on RPi</text:span></text:p>
      <text:p text:style-name="P8">+ <text:span text:style-name="T5">Edge TPU runtime<text:line-break/>+ TensorFlow Lite library</text:span></text:p>
      <text:p text:style-name="P10">+ Python min. ver. 3.5</text:p>
      <text:p text:style-name="P8"/>
      <text:p text:style-name="P4">1. Get started <text:span text:style-name="T13">(Run inference with Python)</text:span></text:p>
      <text:p text:style-name="P9">URL: <text:a xlink:type="simple" xlink:href="https://coral.ai/docs/accelerator/get-started#requirements" text:style-name="Internet_20_link" text:visited-style-name="Visited_20_Internet_20_Link">https://coral.ai/docs/accelerator/get-started#requirements</text:a> </text:p>
      <text:p text:style-name="P12"/>
      <text:p text:style-name="P12">1.1. Install Edge TPU runtime</text:p>
      <text:p text:style-name="P9">+ <text:span text:style-name="T7">add a debian package to our system</text:span></text:p>
      <text:p text:style-name="P16"><text:span text:style-name="T8">$ </text:span>echo "deb https://packages.cloud.google.com/apt coral-edgetpu-stable main" | sudo tee /etc/apt/sources.list.d/coral-edgetpu.list</text:p>
      <text:p text:style-name="P17"><text:span text:style-name="T9">$ </text:span>curl https://packages.cloud.google.com/apt/doc/apt-key.gpg | sudo apt-key add -</text:p>
      <text:p text:style-name="P17"><text:span text:style-name="T9">$ </text:span>sudo apt update</text:p>
      <text:p text:style-name="P18">$ sudo apt upgrade</text:p>
      <text:p text:style-name="P18"/>
      <text:p text:style-name="P18">+ Install the Edge TPU runtime</text:p>
      <text:p text:style-name="P18">$ sudo apt install libedgetpu1-std</text:p>
      <text:p text:style-name="P8"/>
      <text:p text:style-name="P11">+ <text:span text:style-name="T11">Connect US Accelerator to our Rpi using the USB 3.0 cable.</text:span></text:p>
      <text:p text:style-name="P7"/>
      <text:p text:style-name="P12">1.2. Install TensorFlow Lite library (TensorFlow Lite APIs Python)</text:p>
      <text:p text:style-name="P12">+ <text:span text:style-name="T12">Quick start check here </text:span><text:a xlink:type="simple" xlink:href="https://www.tensorflow.org/lite/guide/python" text:style-name="Internet_20_link" text:visited-style-name="Visited_20_Internet_20_Link"><text:span text:style-name="T12">https://www.tensorflow.org/lite/guide/python</text:span></text:a></text:p>
      <text:p text:style-name="P19"><text:span text:style-name="T10">$ </text:span>pip3 install <text:a xlink:type="simple" xlink:href="https://github.com/google-coral/pycoral/releases/download/release-frogfish/tflite_runtime-2.5.0-cp37-cp37m-linux_armv7l.whl" text:style-name="Internet_20_link" text:visited-style-name="Visited_20_Internet_20_Link">https://github.com/google-coral/pycoral/releases/download/release-frogfish/tflite_runtime-2.5.0-cp37-cp37m-linux_armv7l.whl</text:a></text:p>
      <text:p text:style-name="P19"/>
      <text:p text:style-name="P20">+ <text:span text:style-name="T17">Test the packages using lael_image.py (</text:span><text:a xlink:type="simple" xlink:href="https://github.com/tensorflow/tensorflow/blob/master/tensorflow/lite/examples/python/label_image.py" text:style-name="Internet_20_link" text:visited-style-name="Visited_20_Internet_20_Link"><text:span text:style-name="T17">https://github.com/tensorflow/tensorflow/blob/master/tensorflow/lite/examples/python/label_image.py</text:span></text:a><text:span text:style-name="T17">) below</text:span></text:p>
      <text:p text:style-name="P20"/>
      <text:p text:style-name="P26"><text:span text:style-name="Source_20_Text">from __future__ import absolute_import</text:span></text:p>
      <text:p text:style-name="P26"><text:span text:style-name="Source_20_Text">from __future__ import division</text:span></text:p>
      <text:p text:style-name="P26"><text:span text:style-name="Source_20_Text">from __future__ import print_function</text:span></text:p>
      <text:p text:style-name="P26"><text:span text:style-name="Source_20_Text"/></text:p>
      <text:p text:style-name="P26"><text:span text:style-name="Source_20_Text">import argparse</text:span></text:p>
      <text:p text:style-name="P26"><text:span text:style-name="Source_20_Text">import time</text:span></text:p>
      <text:p text:style-name="P26"><text:span text:style-name="Source_20_Text"/></text:p>
      <text:p text:style-name="P26"><text:span text:style-name="Source_20_Text">import numpy as np</text:span></text:p>
      <text:p text:style-name="P26"><text:span text:style-name="Source_20_Text">from PIL import Image</text:span></text:p>
      <text:p text:style-name="P26"><text:span text:style-name="Source_20_Text">import tflite_runtime.interpreter as tflite</text:span></text:p>
      <text:p text:style-name="P26"><text:span text:style-name="Source_20_Text"/></text:p>
      <text:p text:style-name="P26"><text:span text:style-name="Source_20_Text"/></text:p>
      <text:p text:style-name="P26"><text:soft-page-break/><text:span text:style-name="Source_20_Text"/></text:p>
      <text:p text:style-name="P26"><text:span text:style-name="Source_20_Text">def load_labels(filename):</text:span></text:p>
      <text:p text:style-name="P26"><text:span text:style-name="Source_20_Text"><text:s text:c="2"/>with open(filename, 'r') as f:</text:span></text:p>
      <text:p text:style-name="P26"><text:span text:style-name="Source_20_Text"><text:s text:c="4"/>return [line.strip() for line in f.readlines()]</text:span></text:p>
      <text:p text:style-name="P26"><text:span text:style-name="Source_20_Text"/></text:p>
      <text:p text:style-name="P26"><text:span text:style-name="Source_20_Text"/></text:p>
      <text:p text:style-name="P26"><text:span text:style-name="Source_20_Text">if __name__ == '__main__':</text:span></text:p>
      <text:p text:style-name="P26"><text:span text:style-name="Source_20_Text"><text:s text:c="2"/>parser = argparse.ArgumentParser()</text:span></text:p>
      <text:p text:style-name="P26"><text:span text:style-name="Source_20_Text"><text:s text:c="2"/>parser.add_argument(</text:span></text:p>
      <text:p text:style-name="P26"><text:span text:style-name="Source_20_Text"><text:s text:c="6"/>'-i',</text:span></text:p>
      <text:p text:style-name="P26"><text:span text:style-name="Source_20_Text"><text:s text:c="6"/>'--image',</text:span></text:p>
      <text:p text:style-name="P26"><text:span text:style-name="Source_20_Text"><text:s text:c="6"/>default='/tmp/grace_hopper.bmp',</text:span></text:p>
      <text:p text:style-name="P26"><text:span text:style-name="Source_20_Text"><text:s text:c="6"/>help='image to be classified')</text:span></text:p>
      <text:p text:style-name="P26"><text:span text:style-name="Source_20_Text"><text:s text:c="2"/>parser.add_argument(</text:span></text:p>
      <text:p text:style-name="P26"><text:span text:style-name="Source_20_Text"><text:s text:c="6"/>'-m',</text:span></text:p>
      <text:p text:style-name="P26"><text:span text:style-name="Source_20_Text"><text:s text:c="6"/>'--model_file',</text:span></text:p>
      <text:p text:style-name="P26"><text:span text:style-name="Source_20_Text"><text:s text:c="6"/>default='/tmp/mobilenet_v1_1.0_224_quant.tflite',</text:span></text:p>
      <text:p text:style-name="P26"><text:span text:style-name="Source_20_Text"><text:s text:c="6"/>help='.tflite model to be executed')</text:span></text:p>
      <text:p text:style-name="P26"><text:span text:style-name="Source_20_Text"><text:s text:c="2"/>parser.add_argument(</text:span></text:p>
      <text:p text:style-name="P26"><text:span text:style-name="Source_20_Text"><text:s text:c="6"/>'-l',</text:span></text:p>
      <text:p text:style-name="P26"><text:span text:style-name="Source_20_Text"><text:s text:c="6"/>'--label_file',</text:span></text:p>
      <text:p text:style-name="P26"><text:span text:style-name="Source_20_Text"><text:s text:c="6"/>default='/tmp/labels.txt',</text:span></text:p>
      <text:p text:style-name="P26"><text:span text:style-name="Source_20_Text"><text:s text:c="6"/>help='name of file containing labels')</text:span></text:p>
      <text:p text:style-name="P26"><text:span text:style-name="Source_20_Text"><text:s text:c="2"/>parser.add_argument(</text:span></text:p>
      <text:p text:style-name="P26"><text:span text:style-name="Source_20_Text"><text:s text:c="6"/>'--input_mean',</text:span></text:p>
      <text:p text:style-name="P26"><text:span text:style-name="Source_20_Text"><text:s text:c="6"/>default=127.5, type=float,</text:span></text:p>
      <text:p text:style-name="P26"><text:span text:style-name="Source_20_Text"><text:s text:c="6"/>help='input_mean')</text:span></text:p>
      <text:p text:style-name="P26"><text:span text:style-name="Source_20_Text"><text:s text:c="2"/>parser.add_argument(</text:span></text:p>
      <text:p text:style-name="P26"><text:span text:style-name="Source_20_Text"><text:s text:c="6"/>'--input_std',</text:span></text:p>
      <text:p text:style-name="P26"><text:span text:style-name="Source_20_Text"><text:s text:c="6"/>default=127.5, type=float,</text:span></text:p>
      <text:p text:style-name="P26"><text:span text:style-name="Source_20_Text"><text:s text:c="6"/>help='input standard deviation')</text:span></text:p>
      <text:p text:style-name="P26"><text:span text:style-name="Source_20_Text"><text:s text:c="2"/>parser.add_argument(</text:span></text:p>
      <text:p text:style-name="P26"><text:span text:style-name="Source_20_Text"><text:s text:c="6"/>'--num_threads', default=None, type=int, help='number of threads')</text:span></text:p>
      <text:p text:style-name="P26"><text:span text:style-name="Source_20_Text"><text:s text:c="2"/>args = parser.parse_args()</text:span></text:p>
      <text:p text:style-name="P26"><text:span text:style-name="Source_20_Text"/></text:p>
      <text:p text:style-name="P26"><text:span text:style-name="Source_20_Text"><text:s text:c="2"/>interpreter = tflite.Interpreter(model_path=args.model_file)</text:span></text:p>
      <text:p text:style-name="P26"><text:span text:style-name="Source_20_Text"/></text:p>
      <text:p text:style-name="P26"><text:span text:style-name="Source_20_Text"><text:s text:c="2"/>interpreter.allocate_tensors()</text:span></text:p>
      <text:p text:style-name="P26"><text:span text:style-name="Source_20_Text"/></text:p>
      <text:p text:style-name="P26"><text:span text:style-name="Source_20_Text"><text:s text:c="2"/>input_details = interpreter.get_input_details()</text:span></text:p>
      <text:p text:style-name="P26"><text:span text:style-name="Source_20_Text"><text:s text:c="2"/>output_details = interpreter.get_output_details()</text:span></text:p>
      <text:p text:style-name="P26"><text:span text:style-name="Source_20_Text"/></text:p>
      <text:p text:style-name="P26"><text:span text:style-name="Source_20_Text"><text:s text:c="2"/># check the type of the input tensor</text:span></text:p>
      <text:p text:style-name="P26"><text:span text:style-name="Source_20_Text"><text:s text:c="2"/>floating_model = input_details[0]['dtype'] == np.float32</text:span></text:p>
      <text:p text:style-name="P26"><text:span text:style-name="Source_20_Text"/></text:p>
      <text:p text:style-name="P26"><text:span text:style-name="Source_20_Text"><text:s text:c="2"/># NxHxWxC, H:1, W:2</text:span></text:p>
      <text:p text:style-name="P26"><text:span text:style-name="Source_20_Text"><text:s text:c="2"/>height = input_details[0]['shape'][1]</text:span></text:p>
      <text:p text:style-name="P26"><text:span text:style-name="Source_20_Text"><text:s text:c="2"/>width = input_details[0]['shape'][2]</text:span></text:p>
      <text:p text:style-name="P26"><text:span text:style-name="Source_20_Text"><text:s text:c="2"/>img = Image.open(args.image).resize((width, height))</text:span></text:p>
      <text:p text:style-name="P26"><text:span text:style-name="Source_20_Text"/></text:p>
      <text:p text:style-name="P26"><text:span text:style-name="Source_20_Text"><text:s text:c="2"/># add N dim</text:span></text:p>
      <text:p text:style-name="P26"><text:span text:style-name="Source_20_Text"><text:s text:c="2"/>input_data = np.expand_dims(img, axis=0)</text:span></text:p>
      <text:p text:style-name="P26"><text:span text:style-name="Source_20_Text"/></text:p>
      <text:p text:style-name="P26"><text:span text:style-name="Source_20_Text"><text:s text:c="2"/>if floating_model:</text:span></text:p>
      <text:p text:style-name="P26"><text:span text:style-name="Source_20_Text"><text:s text:c="4"/>input_data = (np.float32(input_data) - args.input_mean) / args.input_std</text:span></text:p>
      <text:p text:style-name="P26"><text:span text:style-name="Source_20_Text"/></text:p>
      <text:p text:style-name="P26"><text:span text:style-name="Source_20_Text"><text:s text:c="2"/>interpreter.set_tensor(input_details[0]['index'], input_data)</text:span></text:p>
      <text:p text:style-name="P26"><text:span text:style-name="Source_20_Text"/></text:p>
      <text:p text:style-name="P26"><text:span text:style-name="Source_20_Text"><text:s text:c="2"/>start_time = time.time()</text:span></text:p>
      <text:p text:style-name="P26"><text:span text:style-name="Source_20_Text"><text:s text:c="2"/>interpreter.invoke()</text:span></text:p>
      <text:p text:style-name="P26"><text:span text:style-name="Source_20_Text"><text:s text:c="2"/>stop_time = time.time()</text:span></text:p>
      <text:p text:style-name="P26"><text:span text:style-name="Source_20_Text"/></text:p>
      <text:p text:style-name="P26"><text:span text:style-name="Source_20_Text"><text:s text:c="2"/>output_data = interpreter.get_tensor(output_details[0]['index'])</text:span></text:p>
      <text:p text:style-name="P26"><text:span text:style-name="Source_20_Text"><text:s text:c="2"/>results = np.squeeze(output_data)</text:span></text:p>
      <text:p text:style-name="P26"><text:soft-page-break/><text:span text:style-name="Source_20_Text"/></text:p>
      <text:p text:style-name="P26"><text:span text:style-name="Source_20_Text"><text:s text:c="2"/>top_k = results.argsort()[-5:][::-1]</text:span></text:p>
      <text:p text:style-name="P26"><text:span text:style-name="Source_20_Text"><text:s text:c="2"/>labels = load_labels(args.label_file)</text:span></text:p>
      <text:p text:style-name="P26"><text:span text:style-name="Source_20_Text"><text:s text:c="2"/>for i in top_k:</text:span></text:p>
      <text:p text:style-name="P26"><text:span text:style-name="Source_20_Text"><text:s text:c="4"/>if floating_model:</text:span></text:p>
      <text:p text:style-name="P26"><text:span text:style-name="Source_20_Text"><text:s text:c="6"/>print('{:08.6f}: {}'.format(float(results[i]), labels[i]))</text:span></text:p>
      <text:p text:style-name="P26"><text:span text:style-name="Source_20_Text"><text:s text:c="4"/>else:</text:span></text:p>
      <text:p text:style-name="P26"><text:span text:style-name="Source_20_Text"><text:s text:c="6"/>print('{:08.6f}: {}'.format(float(results[i] / 255.0), labels[i]))</text:span></text:p>
      <text:p text:style-name="P26"><text:span text:style-name="Source_20_Text"/></text:p>
      <text:p text:style-name="P26"><text:span text:style-name="Source_20_Text"><text:s text:c="2"/>print('time: {:.3f}ms'.format((stop_time - start_time) * 1000))</text:span></text:p>
      <text:p text:style-name="P20"/>
      <text:p text:style-name="P21">+ <text:span text:style-name="T18">Test </text:span>TensorFlow Lite Python classification example with Pi Camera</text:p>
      <text:p text:style-name="P21">URL: <text:a xlink:type="simple" xlink:href="https://github.com/tensorflow/examples/tree/master/lite/examples/image_classification/raspberry_pi" text:style-name="Internet_20_link" text:visited-style-name="Visited_20_Internet_20_Link">https://github.com/tensorflow/examples/tree/master/lite/examples/image_classification/raspberry_pi</text:a> </text:p>
      <text:p text:style-name="P21"/>
      <text:p text:style-name="P22">+ <text:span text:style-name="T19">Test</text:span> the classify_picamera.py example to perform image classification with the Pi Camera and TensorFlow Lite</text:p>
      <text:p text:style-name="P23">URL: <text:a xlink:type="simple" xlink:href="https://github.com/tensorflow/examples/tree/master/lite/examples/image_classification/raspberry_pi" text:style-name="Internet_20_link" text:visited-style-name="Visited_20_Internet_20_Link">https://github.com/tensorflow/examples/tree/master/lite/examples/image_classification/raspberry_pi</text:a> </text:p>
      <text:p text:style-name="P20"/>
      <text:p text:style-name="P24"><text:span text:style-name="T20">+ </text:span>To convert other TensorFlow models to TensorFlow Lite</text:p>
      <text:p text:style-name="P25">URL: <text:a xlink:type="simple" xlink:href="https://www.tensorflow.org/lite/convert/" text:style-name="Internet_20_link" text:visited-style-name="Visited_20_Internet_20_Link">https://www.tensorflow.org/lite/convert/</text:a> </text:p>
      <text:p text:style-name="P13"/>
      <text:p text:style-name="P5"><text:span text:style-name="T14">2</text:span>. Get started <text:span text:style-name="T13">(Run inference with C++)</text:span></text:p>
      <text:p text:style-name="P14">URL: <text:a xlink:type="simple" xlink:href="https://coral.ai/docs/edgetpu/tflite-cpp/#run-an-inference-with-the-libcoral-api" text:style-name="Internet_20_link" text:visited-style-name="Visited_20_Internet_20_Link">https://coral.ai/docs/edgetpu/tflite-cpp/#run-an-inference-with-the-libcoral-api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08:28:38.708181023</meta:creation-date>
    <dc:date>2021-01-10T21:32:16.291385930</dc:date>
    <meta:editing-duration>PT16H7M19S</meta:editing-duration>
    <meta:editing-cycles>109</meta:editing-cycles>
    <meta:generator>LibreOffice/6.0.7.3$Linux_X86_64 LibreOffice_project/00m0$Build-3</meta:generator>
    <meta:document-statistic meta:table-count="0" meta:image-count="0" meta:object-count="0" meta:page-count="3" meta:paragraph-count="102" meta:word-count="412" meta:character-count="4262" meta:non-whitespace-character-count="3746"/>
  </office:meta>
</office:document-meta>
</file>